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67cm"/>
    </style:style>
    <style:style style:name="co1" style:family="table-column">
      <style:table-column-properties style:column-width="2.696cm" style:use-optimal-column-width="false"/>
    </style:style>
    <style:style style:name="ro1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14pt solid #000000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14pt solid #000000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8.087cm" svg:height="3.647cm" svg:x="5.33cm" svg:y="13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1,1</text:p>
              </table:table-cell>
              <table:table-cell>
                <text:p text:style-name="P2">1,2</text:p>
              </table:table-cell>
              <table:table-cell>
                <text:p text:style-name="P2">1,3</text:p>
              </table:table-cell>
            </table:table-row>
            <table:table-row table:style-name="ro1" table:default-cell-style-name="ce2">
              <table:table-cell>
                <text:p text:style-name="P2">2,1</text:p>
              </table:table-cell>
              <table:table-cell>
                <text:p text:style-name="P2">2,2</text:p>
              </table:table-cell>
              <table:table-cell>
                <text:p text:style-name="P2">2,3</text:p>
              </table:table-cell>
            </table:table-row>
            <table:table-row table:style-name="ro1" table:default-cell-style-name="ce2">
              <table:table-cell>
                <text:p text:style-name="P2">3,1</text:p>
              </table:table-cell>
              <table:table-cell>
                <text:p text:style-name="P2">3,2</text:p>
              </table:table-cell>
              <table:table-cell>
                <text:p text:style-name="P2">3,3</text:p>
              </table:table-cell>
            </table:table-row>
            <table:table-row table:style-name="ro1" table:default-cell-style-name="ce2">
              <table:table-cell>
                <text:p text:style-name="P2">4,1</text:p>
              </table:table-cell>
              <table:table-cell>
                <text:p text:style-name="P2">4,2</text:p>
              </table:table-cell>
              <table:table-cell>
                <text:p text:style-name="P2">4,3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5.318cm" svg:y1="13.192cm" svg:x2="13.192cm" svg:y2="13.192cm">
          <text:p/>
        </draw:line>
        <draw:line draw:style-name="gr1" draw:text-style-name="P2" draw:layer="layout" svg:x1="4.175cm" svg:y1="14.081cm" svg:x2="4.175cm" svg:y2="17.51cm">
          <text:p/>
        </draw:line>
        <draw:frame draw:style-name="gr2" draw:layer="layout" svg:width="4.02cm" svg:height="0.962cm" svg:x="7.604cm" svg:y="11.922cm">
          <draw:text-box>
            <text:p>Dimension 2</text:p>
          </draw:text-box>
        </draw:frame>
        <draw:frame draw:style-name="gr3" draw:layer="layout" svg:width="4.02cm" svg:height="0.962cm" draw:transform="rotate (1.5707963267949) translate (2.651cm 17.383cm)">
          <draw:text-box>
            <text:p>Dimension 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6T10:57:41</meta:creation-date>
    <dc:date>2012-02-06T11:01:57</dc:date>
    <meta:editing-duration>PT4M18S</meta:editing-duration>
    <meta:editing-cycles>1</meta:editing-cycles>
    <meta:document-statistic meta:object-count="5"/>
    <meta:generator>LibreOffice/3.4$Unix LibreOffice_project/340m1$Build-1206</meta:generator>
  </office:meta>
</office:document-meta>
</file>